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quisits:</text:p>
      <text:list xml:id="list1335363558" text:style-name="L1">
        <text:list-item>
          <text:p text:style-name="P1">Module rewrite apache</text:p>
        </text:list-item>
        <text:list-item>
          <text:p text:style-name="P1">PHP 5.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5T19:36:47</meta:creation-date>
    <dc:date>2012-11-25T19:39:01</dc:date>
    <meta:editing-duration>P0D</meta:editing-duration>
    <meta:editing-cycles>1</meta:editing-cycles>
    <meta:document-statistic meta:table-count="0" meta:image-count="0" meta:object-count="0" meta:page-count="1" meta:paragraph-count="3" meta:word-count="8" meta:character-count="40" meta:non-whitespace-character-count="37"/>
    <meta:generator>LibreOffice/3.5$Linux_x86 LibreOffice_project/350m1$Build-2</meta:generator>
  </office:meta>
</office:document-meta>
</file>